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 CRM na Iniciação, Manutenção e Finalização de Relacionamentos</text:p>
      <text:p text:style-name="Standard">Comerciais em Provedores de Serviços Bancários – Estudo de Caso</text:p>
      <text:p text:style-name="Standard"/>
      <text:p text:style-name="Standard">Ana Augusta Ferreira de Freitas</text:p>
      <text:p text:style-name="Standard">FREITAS, A. A. F.. O CRM na Iniciação, Manutenção e Finalização de Relacionamentos</text:p>
      <text:p text:style-name="Standard">Comerciais em Provedores de Serviços Bancários – Estudo de Caso. Revista do Mestrado em Administração e Desenvolvimento Empresarial da Universidade Estácio de Sá – Rio de Janeiro, ano 9, v.13, n.1, p. 76- 92, janeiro/abril, 2009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les Pereira</meta:initial-creator>
    <meta:creation-date>2011-11-01T22:11:05</meta:creation-date>
    <dc:date>2011-11-01T22:13:25</dc:date>
    <dc:creator>Thales Pereira</dc:creator>
    <meta:editing-duration>PT2M21S</meta:editing-duration>
    <meta:editing-cycles>2</meta:editing-cycles>
    <meta:generator>LibreOffice/3.4$Unix LibreOffice_project/340m1$Build-302</meta:generator>
    <meta:document-statistic meta:table-count="0" meta:image-count="0" meta:object-count="0" meta:page-count="1" meta:paragraph-count="5" meta:word-count="76" meta:character-count="475" meta:non-whitespace-character-count="400"/>
  </office:meta>
</office:document-meta>
</file>